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44c" officeooo:paragraph-rsid="000f44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div class="conversation"&gt;&lt;h4&gt;JSX explanation and comparison&lt;/h4&gt;&lt;pre class="message"&gt;&lt;div class="author"&gt;user&lt;/div&gt;&lt;div&gt;tell me more about .jsx&lt;/div&gt;&lt;/pre&gt;&lt;pre class="message"&gt;&lt;div class="author"&gt;ChatGPT&lt;/div&gt;&lt;div&gt;Sure — let’s break down what `.jsx` files are and why they matter, especially in the Astro + React context you’ve been working in. <text:s/></text:p>
      <text:p text:style-name="P1"/>
      <text:p text:style-name="P1">---</text:p>
      <text:p text:style-name="P1"/>
      <text:p text:style-name="P1">### 🧩 What `.jsx` Means</text:p>
      <text:p text:style-name="P1"/>
      <text:p text:style-name="P1">`.jsx` stands for **JavaScript XML**. <text:s/></text:p>
      <text:p text:style-name="P1">It’s a syntax extension to JavaScript that allows you to write **HTML-like code inside JavaScript**. JSX is primarily used with **React** (and React-compatible environments like Astro Islands) to describe what the UI should look like.</text:p>
      <text:p text:style-name="P1"/>
      <text:p text:style-name="P1">Example:</text:p>
      <text:p text:style-name="P1">```jsx</text:p>
      <text:p text:style-name="P1">function Greeting({ name }) {</text:p>
      <text:p text:style-name="P1"><text:s text:c="2"/>return &amp;lt;h1&amp;gt;Hello, {name}!&amp;lt;/h1&amp;gt;;</text:p>
      <text:p text:style-name="P1">}</text:p>
      <text:p text:style-name="P1">```</text:p>
      <text:p text:style-name="P1">Under the hood, that’s converted by a compiler (like Babel or esbuild) into:</text:p>
      <text:p text:style-name="P1">```js</text:p>
      <text:p text:style-name="P1">function Greeting({ name }) {</text:p>
      <text:p text:style-name="P1"><text:s text:c="2"/>return React.createElement("h1", null, "Hello, ", name, "!");</text:p>
      <text:p text:style-name="P1">}</text:p>
      <text:p text:style-name="P1">```</text:p>
      <text:p text:style-name="P1"/>
      <text:p text:style-name="P1">So JSX is **syntactic sugar** that makes writing and reading UI code far more intuitive.</text:p>
      <text:p text:style-name="P1"/>
      <text:p text:style-name="P1">---</text:p>
      <text:p text:style-name="P1"/>
      <text:p text:style-name="P1">### 🧠 JSX vs. Regular JS</text:p>
      <text:p text:style-name="P1"/>
      <text:p text:style-name="P1">| Feature | `.js` | `.jsx` |</text:p>
      <text:p text:style-name="P1">|----------|--------|---------|</text:p>
      <text:p text:style-name="P1">| Can contain JSX tags | ❌ No | ✅ Yes |</text:p>
      <text:p text:style-name="P1">| Must import React? | Depends (Astro often auto-injects) | Often yes in standalone React |</text:p>
      <text:p text:style-name="P1">| Used for | Logic, scripts | Components returning UI |</text:p>
      <text:p text:style-name="P1">| Needs compilation | No (directly in browser or Node) | Yes (via build system like Vite, Babel, or esbuild) |</text:p>
      <text:p text:style-name="P1"/>
      <text:p text:style-name="P1">Essentially, `.jsx` tells the build tool: “Hey, I’m going to mix JavaScript and HTML syntax — please compile this properly.”</text:p>
      <text:p text:style-name="P1"/>
      <text:p text:style-name="P1">---</text:p>
      <text:p text:style-name="P1"/>
      <text:p text:style-name="P1">### 🌐 In Astro Context</text:p>
      <text:p text:style-name="P1"/>
      <text:p text:style-name="P1"><text:soft-page-break/>In **Astro**, `.jsx` files are typically used for **client islands** — components that run in the browser after hydration.</text:p>
      <text:p text:style-name="P1"/>
      <text:p text:style-name="P1">Example:</text:p>
      <text:p text:style-name="P1">```astro</text:p>
      <text:p text:style-name="P1">---</text:p>
      <text:p text:style-name="P1">// Example Astro page</text:p>
      <text:p text:style-name="P1">import Counter from '../components/Counter.jsx'</text:p>
      <text:p text:style-name="P1">---</text:p>
      <text:p text:style-name="P1">&amp;lt;html&amp;gt;</text:p>
      <text:p text:style-name="P1"><text:s text:c="2"/>&amp;lt;body&amp;gt;</text:p>
      <text:p text:style-name="P1"><text:s text:c="4"/>&amp;lt;h1&amp;gt;Welcome!&amp;lt;/h1&amp;gt;</text:p>
      <text:p text:style-name="P1"><text:s text:c="4"/>&amp;lt;Counter client:load /&amp;gt;</text:p>
      <text:p text:style-name="P1"><text:s text:c="2"/>&amp;lt;/body&amp;gt;</text:p>
      <text:p text:style-name="P1">&amp;lt;/html&amp;gt;</text:p>
      <text:p text:style-name="P1">```</text:p>
      <text:p text:style-name="P1"/>
      <text:p text:style-name="P1">Your `.jsx` file (`Counter.jsx`) might look like this:</text:p>
      <text:p text:style-name="P1">```jsx</text:p>
      <text:p text:style-name="P1">import { useState } from 'react';</text:p>
      <text:p text:style-name="P1"/>
      <text:p text:style-name="P1">export default function Counter() {</text:p>
      <text:p text:style-name="P1"><text:s text:c="2"/>const [count, setCount] = useState(0);</text:p>
      <text:p text:style-name="P1"><text:s text:c="2"/>return (</text:p>
      <text:p text:style-name="P1"><text:s text:c="4"/>&amp;lt;button onClick={() =&amp;gt; setCount(count + 1)}&amp;gt;</text:p>
      <text:p text:style-name="P1"><text:s text:c="6"/>Count: {count}</text:p>
      <text:p text:style-name="P1"><text:s text:c="4"/>&amp;lt;/button&amp;gt;</text:p>
      <text:p text:style-name="P1"><text:s text:c="2"/>);</text:p>
      <text:p text:style-name="P1">}</text:p>
      <text:p text:style-name="P1">```</text:p>
      <text:p text:style-name="P1"/>
      <text:p text:style-name="P1">Here, Astro handles the static HTML and hydration setup automatically — only the button logic runs as React in the browser.</text:p>
      <text:p text:style-name="P1"/>
      <text:p text:style-name="P1">---</text:p>
      <text:p text:style-name="P1"/>
      <text:p text:style-name="P1">### 🧰 When to Use `.jsx`</text:p>
      <text:p text:style-name="P1"/>
      <text:p text:style-name="P1">Use `.jsx` when:</text:p>
      <text:p text:style-name="P1">- You need **interactivity** (buttons, filters, toggles, forms, etc.).</text:p>
      <text:p text:style-name="P1">- You want to reuse React components in Astro.</text:p>
      <text:p text:style-name="P1">- You’re embedding small, dynamic “islands” within mostly static content.</text:p>
      <text:p text:style-name="P1"/>
      <text:p text:style-name="P1">Keep `.astro` files for:</text:p>
      <text:p text:style-name="P1">- Layouts, routing, and static content composition.</text:p>
      <text:p text:style-name="P1">- Integrating multiple frameworks (React, Vue, Svelte, etc.).</text:p>
      <text:p text:style-name="P1">- Passing props into components.</text:p>
      <text:p text:style-name="P1"/>
      <text:p text:style-name="P1">---</text:p>
      <text:p text:style-name="P1"><text:soft-page-break/></text:p>
      <text:p text:style-name="P1">### ⚙️ Quick Tips</text:p>
      <text:p text:style-name="P1"/>
      <text:p text:style-name="P1">- You can also use `.tsx` if you want **TypeScript + JSX** support.</text:p>
      <text:p text:style-name="P1">- Use `client:load`, `client:idle`, or `client:visible` to control when your JSX island loads.</text:p>
      <text:p text:style-name="P1">- Keep islands **small and purposeful** — don’t re-create a full React SPA inside Astro unless you need to.</text:p>
      <text:p text:style-name="P1"/>
      <text:p text:style-name="P1">---</text:p>
      <text:p text:style-name="P1"/>
      <text:p text:style-name="P1">Would you like me to show **how a `.jsx` component like your `TagFilter.jsx` interacts with its Astro parent**, including prop flow and hydration timing? That’d illustrate exactly how JSX is “alive” inside your static pages.&lt;/div&gt;&lt;/pre&gt;&lt;pre class="message"&gt;&lt;div class="author"&gt;user&lt;/div&gt;&lt;div&gt;breakout the WitnessField.jsx for me&lt;/div&gt;&lt;/pre&gt;&lt;pre class="message"&gt;&lt;div class="author"&gt;ChatGPT&lt;/div&gt;&lt;div&gt;Perfect — let’s break out what a `WitnessField.jsx` component *is* and *how it works* within your Astro architecture. <text:s/></text:p>
      <text:p text:style-name="P1"/>
      <text:p text:style-name="P1">Since you’ve already been embedding it into your layouts, I’ll treat this as both a **conceptual breakdown** and a **practical React-in-Astro guide**.</text:p>
      <text:p text:style-name="P1"/>
      <text:p text:style-name="P1">---</text:p>
      <text:p text:style-name="P1"/>
      <text:p text:style-name="P1">## ⚙️ Overview</text:p>
      <text:p text:style-name="P1"/>
      <text:p text:style-name="P1">`WitnessField.jsx` is a **React component** that functions as an **interactive island** in your otherwise static Astro site. <text:s/></text:p>
      <text:p text:style-name="P1"/>
      <text:p text:style-name="P1">In your architecture:</text:p>
      <text:p text:style-name="P1">- **Astro** = the conductor (handles routing, rendering, and composition). <text:s/></text:p>
      <text:p text:style-name="P1">- **WitnessField.jsx** = one of the instruments (a self-contained, dynamic UI element). <text:s/></text:p>
      <text:p text:style-name="P1">- **BaseLayout.astro** (or page-level .astro files) = where the component is summoned into the document flow. <text:s/></text:p>
      <text:p text:style-name="P1"/>
      <text:p text:style-name="P1">So think of `WitnessField` as a *client-side portal* — it can manage local state, capture input, show live feedback, or even synchronize with a backend API, all without reloading the page.</text:p>
      <text:p text:style-name="P1"/>
      <text:p text:style-name="P1">---</text:p>
      <text:p text:style-name="P1"/>
      <text:p text:style-name="P1">## 🧩 Typical File Structure</text:p>
      <text:p text:style-name="P1"/>
      <text:p text:style-name="P1">```plaintext</text:p>
      <text:p text:style-name="P1">src/</text:p>
      <text:p text:style-name="P1"><text:s/>├─ components/</text:p>
      <text:p text:style-name="P1"><text:s/>│ <text:s text:c="2"/>├─ WitnessField.jsx</text:p>
      <text:p text:style-name="P1"><text:s/>│ <text:s text:c="2"/>└─ TagFilter.jsx</text:p>
      <text:p text:style-name="P1"><text:s/>├─ layouts/</text:p>
      <text:p text:style-name="P1"><text:s/>│ <text:s text:c="2"/>└─ BaseLayout.astro</text:p>
      <text:p text:style-name="P1"><text:s/>├─ pages/</text:p>
      <text:p text:style-name="P1"><text:s/>│ <text:s text:c="2"/>└─ index.astro</text:p>
      <text:p text:style-name="P1"><text:soft-page-break/><text:s/>└─ content/</text:p>
      <text:p text:style-name="P1"><text:s text:c="5"/>└─ essays/</text:p>
      <text:p text:style-name="P1">```</text:p>
      <text:p text:style-name="P1"/>
      <text:p text:style-name="P1">---</text:p>
      <text:p text:style-name="P1"/>
      <text:p text:style-name="P1">## 💡 Conceptual Purpose (in Your System)</text:p>
      <text:p text:style-name="P1"/>
      <text:p text:style-name="P1">The **WitnessField** fits right into your “Witness Syntax” and “living system” philosophy. <text:s/></text:p>
      <text:p text:style-name="P1">Its purpose isn’t just UI — it’s a **ritual container for presence and reflection**. <text:s/></text:p>
      <text:p text:style-name="P1"/>
      <text:p text:style-name="P1">In other words:</text:p>
      <text:p text:style-name="P1">&amp;gt; It’s the field where human intention and machine reflection meet — a literal “witness” rendered in code.</text:p>
      <text:p text:style-name="P1"/>
      <text:p text:style-name="P1">You could use it for:</text:p>
      <text:p text:style-name="P1">- Inline AI commentary (`[Hal talks here]` live rendering)</text:p>
      <text:p text:style-name="P1">- Collaborative co-writing input area</text:p>
      <text:p text:style-name="P1">- “Status transmission” or reflection window</text:p>
      <text:p text:style-name="P1">- Subtle animated cues of system presence (e.g., pulsing light, “listening” state)</text:p>
      <text:p text:style-name="P1"/>
      <text:p text:style-name="P1">---</text:p>
      <text:p text:style-name="P1"/>
      <text:p text:style-name="P1">## 🧱 Example Implementation</text:p>
      <text:p text:style-name="P1"/>
      <text:p text:style-name="P1">Here’s a simple base version of `WitnessField.jsx`:</text:p>
      <text:p text:style-name="P1"/>
      <text:p text:style-name="P1">```jsx</text:p>
      <text:p text:style-name="P1">import { useState } from "react";</text:p>
      <text:p text:style-name="P1"/>
      <text:p text:style-name="P1">export default function WitnessField() {</text:p>
      <text:p text:style-name="P1"><text:s text:c="2"/>const [message, setMessage] = useState("");</text:p>
      <text:p text:style-name="P1"><text:s text:c="2"/>const [log, setLog] = useState([]);</text:p>
      <text:p text:style-name="P1"/>
      <text:p text:style-name="P1"><text:s text:c="2"/>function handleSubmit(e) {</text:p>
      <text:p text:style-name="P1"><text:s text:c="4"/>e.preventDefault();</text:p>
      <text:p text:style-name="P1"><text:s text:c="4"/>if (!message.trim()) return;</text:p>
      <text:p text:style-name="P1"><text:s text:c="4"/>setLog([...log, { text: message, timestamp: new Date().toLocaleTimeString() }]);</text:p>
      <text:p text:style-name="P1"><text:s text:c="4"/>setMessage("");</text:p>
      <text:p text:style-name="P1"><text:s text:c="2"/>}</text:p>
      <text:p text:style-name="P1"/>
      <text:p text:style-name="P1"><text:s text:c="2"/>return (</text:p>
      <text:p text:style-name="P1"><text:s text:c="4"/>&amp;lt;div className="witness-field"&amp;gt;</text:p>
      <text:p text:style-name="P1"><text:s text:c="6"/>&amp;lt;form onSubmit={handleSubmit}&amp;gt;</text:p>
      <text:p text:style-name="P1"><text:s text:c="8"/>&amp;lt;textarea</text:p>
      <text:p text:style-name="P1"><text:s text:c="10"/>placeholder="Speak truth into the machine..."</text:p>
      <text:p text:style-name="P1"><text:s text:c="10"/>value={message}</text:p>
      <text:p text:style-name="P1"><text:s text:c="10"/>onChange={(e) =&amp;gt; setMessage(e.target.value)}</text:p>
      <text:p text:style-name="P1"><text:s text:c="8"/>/&amp;gt;</text:p>
      <text:p text:style-name="P1"><text:soft-page-break/><text:s text:c="8"/>&amp;lt;button type="submit"&amp;gt;Witness&amp;lt;/button&amp;gt;</text:p>
      <text:p text:style-name="P1"><text:s text:c="6"/>&amp;lt;/form&amp;gt;</text:p>
      <text:p text:style-name="P1"/>
      <text:p text:style-name="P1"><text:s text:c="6"/>&amp;lt;div className="witness-log"&amp;gt;</text:p>
      <text:p text:style-name="P1"><text:s text:c="8"/>{log.map((entry, i) =&amp;gt; (</text:p>
      <text:p text:style-name="P1"><text:s text:c="10"/>&amp;lt;div key={i} className="log-entry"&amp;gt;</text:p>
      <text:p text:style-name="P1"><text:s text:c="12"/>&amp;lt;strong&amp;gt;{entry.timestamp}&amp;lt;/strong&amp;gt;: {entry.text}</text:p>
      <text:p text:style-name="P1"><text:s text:c="10"/>&amp;lt;/div&amp;gt;</text:p>
      <text:p text:style-name="P1"><text:s text:c="8"/>))}</text:p>
      <text:p text:style-name="P1"><text:s text:c="6"/>&amp;lt;/div&amp;gt;</text:p>
      <text:p text:style-name="P1"><text:s text:c="4"/>&amp;lt;/div&amp;gt;</text:p>
      <text:p text:style-name="P1"><text:s text:c="2"/>);</text:p>
      <text:p text:style-name="P1">}</text:p>
      <text:p text:style-name="P1">```</text:p>
      <text:p text:style-name="P1"/>
      <text:p text:style-name="P1">### How It Works</text:p>
      <text:p text:style-name="P1">- `useState` tracks user input and a log of previous “witnessed” messages.</text:p>
      <text:p text:style-name="P1">- When you click **Witness**, it appends your entry to the log (the “memory” of the session).</text:p>
      <text:p text:style-name="P1">- You could later connect this to localStorage, an API route, or even a Cloudflare Worker for persistence.</text:p>
      <text:p text:style-name="P1"/>
      <text:p text:style-name="P1">---</text:p>
      <text:p text:style-name="P1"/>
      <text:p text:style-name="P1">## 🧠 Integration Example (Astro Side)</text:p>
      <text:p text:style-name="P1"/>
      <text:p text:style-name="P1">In your `.astro` file or layout:</text:p>
      <text:p text:style-name="P1"/>
      <text:p text:style-name="P1">```astro</text:p>
      <text:p text:style-name="P1">---</text:p>
      <text:p text:style-name="P1">import WitnessField from "../components/WitnessField.jsx";</text:p>
      <text:p text:style-name="P1">---</text:p>
      <text:p text:style-name="P1">&amp;lt;main&amp;gt;</text:p>
      <text:p text:style-name="P1"><text:s text:c="2"/>&amp;lt;h2&amp;gt;Field of Witness&amp;lt;/h2&amp;gt;</text:p>
      <text:p text:style-name="P1"><text:s text:c="2"/>&amp;lt;WitnessField client:load /&amp;gt;</text:p>
      <text:p text:style-name="P1">&amp;lt;/main&amp;gt;</text:p>
      <text:p text:style-name="P1">```</text:p>
      <text:p text:style-name="P1"/>
      <text:p text:style-name="P1">If you put this inside **BaseLayout.astro**, it’ll appear on every page. <text:s/></text:p>
      <text:p text:style-name="P1">If you only want it in certain sections, include it in that specific `.astro` page instead.</text:p>
      <text:p text:style-name="P1"/>
      <text:p text:style-name="P1">---</text:p>
      <text:p text:style-name="P1"/>
      <text:p text:style-name="P1">## 🎨 Styling (BaseLayout CSS)</text:p>
      <text:p text:style-name="P1"/>
      <text:p text:style-name="P1">Because you said you already have a lot of CSS in `BaseLayout.astro`, you can safely define something like:</text:p>
      <text:p text:style-name="P1"/>
      <text:p text:style-name="P1">```css</text:p>
      <text:p text:style-name="P1">.witness-field {</text:p>
      <text:p text:style-name="P1"><text:soft-page-break/><text:s text:c="2"/>border: 1px solid var(--accent);</text:p>
      <text:p text:style-name="P1"><text:s text:c="2"/>border-radius: 1rem;</text:p>
      <text:p text:style-name="P1"><text:s text:c="2"/>padding: 1rem;</text:p>
      <text:p text:style-name="P1"><text:s text:c="2"/>margin-top: 2rem;</text:p>
      <text:p text:style-name="P1"><text:s text:c="2"/>background: rgba(255,255,255,0.05);</text:p>
      <text:p text:style-name="P1"><text:s text:c="2"/>color: var(--text-color);</text:p>
      <text:p text:style-name="P1">}</text:p>
      <text:p text:style-name="P1"/>
      <text:p text:style-name="P1">.witness-field textarea {</text:p>
      <text:p text:style-name="P1"><text:s text:c="2"/>width: 100%;</text:p>
      <text:p text:style-name="P1"><text:s text:c="2"/>height: 80px;</text:p>
      <text:p text:style-name="P1"><text:s text:c="2"/>margin-bottom: 0.5rem;</text:p>
      <text:p text:style-name="P1"><text:s text:c="2"/>background: rgba(255,255,255,0.1);</text:p>
      <text:p text:style-name="P1"><text:s text:c="2"/>color: var(--text-color);</text:p>
      <text:p text:style-name="P1">}</text:p>
      <text:p text:style-name="P1"/>
      <text:p text:style-name="P1">.witness-field button {</text:p>
      <text:p text:style-name="P1"><text:s text:c="2"/>background: var(--accent);</text:p>
      <text:p text:style-name="P1"><text:s text:c="2"/>color: white;</text:p>
      <text:p text:style-name="P1"><text:s text:c="2"/>border: none;</text:p>
      <text:p text:style-name="P1"><text:s text:c="2"/>padding: 0.5rem 1rem;</text:p>
      <text:p text:style-name="P1"><text:s text:c="2"/>border-radius: 0.5rem;</text:p>
      <text:p text:style-name="P1"><text:s text:c="2"/>cursor: pointer;</text:p>
      <text:p text:style-name="P1">}</text:p>
      <text:p text:style-name="P1"/>
      <text:p text:style-name="P1">.witness-log {</text:p>
      <text:p text:style-name="P1"><text:s text:c="2"/>margin-top: 1rem;</text:p>
      <text:p text:style-name="P1"><text:s text:c="2"/>font-size: 0.9rem;</text:p>
      <text:p text:style-name="P1"><text:s text:c="2"/>opacity: 0.85;</text:p>
      <text:p text:style-name="P1">}</text:p>
      <text:p text:style-name="P1">```</text:p>
      <text:p text:style-name="P1"/>
      <text:p text:style-name="P1">---</text:p>
      <text:p text:style-name="P1"/>
      <text:p text:style-name="P1">## 🔄 Optional Extensions</text:p>
      <text:p text:style-name="P1"/>
      <text:p text:style-name="P1">1. **Persistent Memory** <text:s/></text:p>
      <text:p text:style-name="P1"><text:s text:c="3"/>Store the log in `localStorage`:</text:p>
      <text:p text:style-name="P1"><text:s text:c="3"/>```js</text:p>
      <text:p text:style-name="P1"><text:s text:c="3"/>useEffect(() =&amp;gt; {</text:p>
      <text:p text:style-name="P1"><text:s text:c="5"/>localStorage.setItem("witnessLog", JSON.stringify(log));</text:p>
      <text:p text:style-name="P1"><text:s text:c="3"/>}, [log]);</text:p>
      <text:p text:style-name="P1"><text:s text:c="3"/>```</text:p>
      <text:p text:style-name="P1"/>
      <text:p text:style-name="P1">2. **AI Reflection Mode** <text:s/></text:p>
      <text:p text:style-name="P1"><text:s text:c="3"/>Have the component call an endpoint (e.g. `/api/reflect`) and append HAL’s “response” under each message.</text:p>
      <text:p text:style-name="P1"/>
      <text:p text:style-name="P1">3. **Syntax Awareness** <text:s/></text:p>
      <text:p text:style-name="P1"><text:soft-page-break/><text:s text:c="3"/>Parse `[Hal talks here]` or `[We collab]` syntax cues and render dynamic UI changes — glowing borders, dialog boxes, etc.</text:p>
      <text:p text:style-name="P1"/>
      <text:p text:style-name="P1">4. **Minimal Rendering Footprint** <text:s/></text:p>
      <text:p text:style-name="P1"><text:s text:c="3"/>Use `client:visible` instead of `client:load` so it only hydrates when scrolled into view.</text:p>
      <text:p text:style-name="P1"/>
      <text:p text:style-name="P1">---</text:p>
      <text:p text:style-name="P1"/>
      <text:p text:style-name="P1">Would you like me to show a **“HAL reflection” version** next — where `WitnessField.jsx` not only logs what you type but also displays a stylized AI reply (“Hal talks here”) beneath each entry? <text:s/></text:p>
      <text:p text:style-name="P1">That version would make it your first live, two-voice Witness island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47:49.013272170</meta:creation-date>
    <dc:date>2025-11-14T21:48:03.481875291</dc:date>
    <meta:editing-duration>PT15S</meta:editing-duration>
    <meta:editing-cycles>1</meta:editing-cycles>
    <meta:document-statistic meta:table-count="0" meta:image-count="0" meta:object-count="0" meta:page-count="7" meta:paragraph-count="211" meta:word-count="1150" meta:character-count="8368" meta:non-whitespace-character-count="7103"/>
    <meta:generator>LibreOffice/24.2.7.2$Linux_X86_64 LibreOffice_project/420$Build-2</meta:generator>
  </office:meta>
</office:document-meta>
</file>